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ReceiverPojo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yncReceiverPojo.onMessageExchang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yncReceiverPojo.init( Component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ReceiverPojo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yncReceiverPojo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syncReceiverPojo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ceiverPojo.getMessag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ceiverPojo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ceiverPojo.get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